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ru" fo:country="RU" officeooo:paragraph-rsid="00055a6d" style:font-size-asian="16pt" style:font-size-complex="16pt"/>
    </style:style>
    <style:style style:name="P2" style:family="paragraph" style:parent-style-name="Standard">
      <style:text-properties style:font-name="Times new roman" fo:language="ru" fo:country="RU" officeooo:paragraph-rsid="00055a6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language="ru" fo:country="RU" officeooo:paragraph-rsid="00055a6d" style:font-size-asian="16pt" style:font-size-complex="16pt"/>
    </style:style>
    <style:style style:name="P4" style:family="paragraph" style:parent-style-name="Standard">
      <style:paragraph-properties fo:line-height="100%" fo:text-align="end" style:justify-single-word="false" style:writing-mode="lr-tb"/>
      <style:text-properties style:font-name="Times new roman" fo:font-size="16pt" fo:language="ru" fo:country="RU" officeooo:paragraph-rsid="00055a6d" style:font-size-asian="16pt" style:font-size-complex="16pt"/>
    </style:style>
    <style:style style:name="P5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language="zxx" fo:country="none" officeooo:rsid="0008a9aa" officeooo:paragraph-rsid="0008a9aa" style:font-size-asian="16pt" style:language-asian="zxx" style:country-asian="none" style:font-size-complex="16pt" style:language-complex="zxx" style:country-complex="none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6pt" fo:language="zxx" fo:country="none" officeooo:rsid="00070940" officeooo:paragraph-rsid="00070940" style:font-size-asian="16pt" style:language-asian="zxx" style:country-asian="none" style:font-size-complex="16pt" style:language-complex="zxx" style:country-complex="none"/>
    </style:style>
    <style:style style:name="P7" style:family="paragraph" style:parent-style-name="Standard">
      <style:paragraph-properties fo:line-height="100%" fo:text-align="center" style:justify-single-word="false" style:writing-mode="lr-tb"/>
      <style:text-properties style:font-name="Times new roman" fo:language="ru" fo:country="RU" officeooo:paragraph-rsid="00055a6d"/>
    </style:style>
    <style:style style:name="P8" style:family="paragraph" style:parent-style-name="Standard">
      <style:paragraph-properties fo:line-height="100%" fo:text-align="center" style:justify-single-word="false" style:writing-mode="lr-tb"/>
      <style:text-properties style:font-name="Times new roman" fo:font-size="18pt" fo:language="ru" fo:country="RU" officeooo:paragraph-rsid="00055a6d" style:font-size-asian="18pt" style:font-size-complex="18pt"/>
    </style:style>
    <style:style style:name="P9" style:family="paragraph" style:parent-style-name="Standard">
      <style:paragraph-properties fo:line-height="100%" fo:text-align="center" style:justify-single-word="false" style:writing-mode="lr-tb"/>
      <style:text-properties fo:language="ru" fo:country="RU" officeooo:paragraph-rsid="00055a6d"/>
    </style:style>
    <style:style style:name="P10" style:family="paragraph" style:parent-style-name="Standard">
      <style:paragraph-properties fo:line-height="100%" fo:text-align="center" style:justify-single-word="false" style:writing-mode="lr-tb"/>
      <style:text-properties officeooo:paragraph-rsid="00055a6d"/>
    </style:style>
    <style:style style:name="P11" style:family="paragraph" style:parent-style-name="Standard">
      <style:paragraph-properties fo:line-height="100%" fo:text-align="end" style:justify-single-word="false" style:writing-mode="lr-tb"/>
      <style:text-properties officeooo:paragraph-rsid="00055a6d"/>
    </style:style>
    <style:style style:name="P12" style:family="paragraph" style:parent-style-name="Text_20_body">
      <style:paragraph-properties fo:line-height="100%" fo:text-align="center" style:justify-single-word="false" style:writing-mode="lr-tb"/>
      <style:text-properties style:font-name="Times new roman" fo:font-size="16pt" fo:language="zxx" fo:country="none" officeooo:rsid="0008a9aa" officeooo:paragraph-rsid="0008a9aa" style:font-size-asian="16pt" style:language-asian="zxx" style:country-asian="none" style:font-size-complex="16pt" style:language-complex="zxx" style:country-complex="none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fo:language="ru" fo:country="RU" officeooo:paragraph-rsid="00055a6d" style:font-size-asian="16pt" style:font-size-complex="16pt"/>
    </style:style>
    <style:style style:name="P14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6pt" fo:language="ru" fo:country="RU" officeooo:rsid="00070940" officeooo:paragraph-rsid="00124d9e" style:font-size-asian="16pt" style:font-size-complex="16pt"/>
    </style:style>
    <style:style style:name="P15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officeooo:rsid="0052d24c"/>
    </style:style>
    <style:style style:name="T2" style:family="text">
      <style:text-properties style:font-name="Times new roman" fo:font-size="18pt" style:font-size-asian="18pt" style:font-size-complex="18pt"/>
    </style:style>
    <style:style style:name="T3" style:family="text">
      <style:text-properties style:font-name="Times new roman" fo:font-size="18pt" officeooo:rsid="00055a6d" style:font-size-asian="18pt" style:font-size-complex="18pt"/>
    </style:style>
    <style:style style:name="T4" style:family="text">
      <style:text-properties style:font-name="Times new roman" fo:font-size="18pt" fo:language="ru" fo:country="RU" officeooo:rsid="0004f981" style:font-size-asian="18pt" style:font-size-complex="18pt"/>
    </style:style>
    <style:style style:name="T5" style:family="text">
      <style:text-properties style:font-name="Times new roman" fo:font-size="16pt" fo:language="ru" fo:country="RU" style:font-size-asian="16pt" style:font-size-complex="16pt"/>
    </style:style>
    <style:style style:name="T6" style:family="text">
      <style:text-properties style:font-name="Times new roman" fo:font-size="16pt" fo:language="ru" fo:country="RU" officeooo:rsid="000da63b" style:font-size-asian="16pt" style:font-size-complex="16pt"/>
    </style:style>
    <style:style style:name="T7" style:family="text">
      <style:text-properties style:font-name="Times new roman" fo:font-size="16pt" fo:language="ru" fo:country="RU" officeooo:rsid="001bdcf7" style:font-size-asian="16pt" style:font-size-complex="16pt"/>
    </style:style>
    <style:style style:name="T8" style:family="text">
      <style:text-properties fo:color="#000011" style:font-name="Times new roman" fo:font-size="18pt" fo:language="ru" fo:country="RU" style:font-name-asian="맑은 고딕" style:font-size-asian="18pt" style:font-size-complex="18pt"/>
    </style:style>
    <style:style style:name="T9" style:family="text">
      <style:text-properties fo:color="#000011" style:font-name="sans-serif" fo:font-size="15pt" fo:language="ru" fo:country="RU" officeooo:rsid="00055a6d" style:font-name-asian="맑은 고딕" style:font-size-asian="18pt" style:font-size-complex="18pt"/>
    </style:style>
    <style:style style:name="T10" style:family="text">
      <style:text-properties fo:font-variant="normal" fo:text-transform="none" style:font-name="Times new roman" fo:font-size="16pt" fo:font-style="normal" officeooo:rsid="003c2c4c" style:font-size-asian="16pt" style:font-size-complex="16pt"/>
    </style:style>
    <style:style style:name="T11" style:family="text">
      <style:text-properties officeooo:rsid="0007aec0"/>
    </style:style>
    <style:style style:name="T12" style:family="text">
      <style:text-properties style:text-position="-33% 80%"/>
    </style:style>
    <style:style style:name="T13" style:family="text">
      <style:text-properties fo:language="zxx" fo:country="none" style:language-asian="zxx" style:country-asian="none" style:language-complex="zxx" style:country-complex="none"/>
    </style:style>
    <style:style style:name="T14" style:family="text">
      <style:text-properties fo:language="zxx" fo:country="none" officeooo:rsid="000a87b9" style:language-asian="zxx" style:country-asian="none" style:language-complex="zxx" style:country-complex="none"/>
    </style:style>
    <style:style style:name="T15" style:family="text">
      <style:text-properties fo:language="zxx" fo:country="none" officeooo:rsid="000e04ec" style:language-asian="zxx" style:country-asian="none" style:language-complex="zxx" style:country-complex="none"/>
    </style:style>
    <style:style style:name="T16" style:family="text">
      <style:text-properties fo:language="zxx" fo:country="none" officeooo:rsid="001200ec" style:language-asian="zxx" style:country-asian="none" style:language-complex="zxx" style:country-complex="none"/>
    </style:style>
    <style:style style:name="T17" style:family="text">
      <style:text-properties fo:language="zxx" fo:country="none" officeooo:rsid="00124d9e" style:language-asian="zxx" style:country-asian="none" style:language-complex="zxx" style:country-complex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Университет ИТМО</text:p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2">Лабораторная работа по ОПД №</text:span><text:span text:style-name="T3">5</text:span></text:p>
      <text:p text:style-name="P10"><text:span text:style-name="T8">“</text:span><text:span text:style-name="T9">Асинхронный обмен данными с ВУ</text:span><text:span text:style-name="T4">“</text:span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pan text:style-name="T5">вариант </text:span><text:span text:style-name="T10">4773</text:span></text:p>
      <text:p text:style-name="P11"><text:span text:style-name="T5">Преподаватель: </text:span><text:span text:style-name="T6">П</text:span><text:span text:style-name="T7">ерцев Тимофей Сергеевич</text:span></text:p>
      <text:p text:style-name="P4">Выполнил: Щербаков Александр Валерьевич </text:p>
      <text:p text:style-name="P4">группа РЗ110</text:p>
      <text:p text:style-name="P4"/>
      <text:p text:style-name="P8"/>
      <text:p text:style-name="P3">202<text:span text:style-name="T1">1</text:span></text:p>
      <text:p text:style-name="P5"><text:soft-page-break/>текст задания:</text:p>
      <text:p text:style-name="P12">Программа осуществляет асинхронный ввод данных с ВУ-2 </text:p>
      <text:section text:style-name="Sect1" text:name="_csbasengportletlab5_WAR_csbasengportlet_textBlock">
        <text:list xml:id="list1810902281" text:style-name="L1">
          <text:list-item>
            <text:p text:style-name="P16">Программа начинается с адреса 564<text:span text:style-name="T12">16</text:span>. Размещаемая строка находится по адресу 5BB<text:span text:style-name="T12">16</text:span>. </text:p>
          </text:list-item>
          <text:list-item>
            <text:p text:style-name="P16">Строка должна быть представлена в кодировке Windows-1251. </text:p>
          </text:list-item>
          <text:list-item>
            <text:p text:style-name="P16">Формат представления строки в памяти: АДР1: СИМВ1 СИМВ2 АДР2: СИМВ3 СИМВ4 ... СТОП_СИМВ. </text:p>
          </text:list-item>
          <text:list-item>
            <text:p text:style-name="P15">Ввод или вывод строки должен быть завершен по символу c кодом 0A (NL). Стоп символ является обычным символом строки и подчиняется тем же правилам расположения в памяти что и другие символы строки. </text:p>
          </text:list-item>
        </text:list>
      </text:section>
      <text:p text:style-name="P6"/>
      <text:p text:style-name="P6">к<text:span text:style-name="T11">од</text:span> программы:</text:p>
      <text:p text:style-name="P14"><text:bookmark-start text:name="__DdeLink__173_886067997"/><text:bookmark-start text:name="__DdeLink__117_3019959928"/><text:span text:style-name="T13">ORG<text:tab/><text:tab/>0x564</text:span><text:bookmark-end text:name="__DdeLink__173_886067997"/><text:bookmark-end text:name="__DdeLink__117_3019959928"/></text:p>
      <text:p text:style-name="P14"><text:span text:style-name="T13">START: <text:tab/>LD <text:tab/><text:tab/>ADDR </text:span></text:p>
      <text:p text:style-name="P14"><text:span text:style-name="T13"><text:tab/><text:tab/>ST <text:tab/><text:tab/>I</text:span></text:p>
      <text:p text:style-name="P14"><text:span text:style-name="T13">LOOP1: <text:tab/>IN <text:tab/><text:tab/>5</text:span></text:p>
      <text:p text:style-name="P14"><text:span text:style-name="T13"><text:tab/><text:tab/>AND<text:tab/><text:tab/>#0x40 </text:span></text:p>
      <text:p text:style-name="P14"><text:span text:style-name="T13"><text:tab/><text:tab/>BEQ<text:tab/><text:tab/>LOOP1 </text:span></text:p>
      <text:p text:style-name="P14"><text:span text:style-name="T13"><text:tab/><text:tab/>IN <text:tab/><text:tab/>4</text:span></text:p>
      <text:p text:style-name="P14"><text:span text:style-name="T13"><text:tab/><text:tab/>SWAB</text:span></text:p>
      <text:p text:style-name="P14"><text:span text:style-name="T13"><text:tab/><text:tab/>ST <text:tab/><text:tab/>(I)</text:span></text:p>
      <text:p text:style-name="P14"><text:span text:style-name="T13"><text:tab/><text:tab/>AND <text:tab/>MASK1</text:span></text:p>
      <text:p text:style-name="P14"><text:span text:style-name="T13"><text:tab/><text:tab/>CMP<text:tab/><text:tab/>VAL1</text:span></text:p>
      <text:p text:style-name="P14"><text:span text:style-name="T13"><text:tab/><text:tab/>BEQ <text:tab/>HALT </text:span></text:p>
      <text:p text:style-name="P14"><text:span text:style-name="T13">LOOP2: <text:tab/>IN<text:tab/><text:tab/>5</text:span></text:p>
      <text:p text:style-name="P14"><text:span text:style-name="T13"><text:tab/><text:tab/>AND <text:tab/>#0x40 </text:span></text:p>
      <text:p text:style-name="P14"><text:span text:style-name="T13"><text:tab/><text:tab/>BEQ <text:tab/>LOOP2 </text:span></text:p>
      <text:p text:style-name="P14"><text:span text:style-name="T13"><text:tab/><text:tab/>IN <text:tab/><text:tab/>4</text:span></text:p>
      <text:p text:style-name="P14"><text:span text:style-name="T13"><text:tab/><text:tab/>OR<text:tab/><text:tab/>(I)</text:span></text:p>
      <text:p text:style-name="P14"><text:span text:style-name="T13"><text:tab/><text:tab/>ST <text:tab/><text:tab/>(I)+</text:span></text:p>
      <text:p text:style-name="P14"><text:span text:style-name="T13"><text:tab/><text:tab/>AND<text:tab/><text:tab/>MASK2</text:span></text:p>
      <text:p text:style-name="P14"><text:span text:style-name="T13"><text:tab/><text:tab/>CMP<text:tab/><text:tab/>VAL2</text:span></text:p>
      <text:p text:style-name="P14"><text:span text:style-name="T13"><text:tab/><text:tab/>BEQ<text:tab/><text:tab/>HALT </text:span></text:p>
      <text:p text:style-name="P14"><text:span text:style-name="T13"><text:tab/><text:tab/>BR<text:tab/> <text:tab/>LOOP1 </text:span></text:p>
      <text:p text:style-name="P14"><text:span text:style-name="T13">HALT: <text:tab/>HLT</text:span></text:p>
      <text:p text:style-name="P14"><text:span text:style-name="T13">ADDR:<text:tab/>WORD<text:tab/>0x5BB</text:span></text:p>
      <text:p text:style-name="P14"><text:span text:style-name="T13">I:<text:tab/><text:tab/>WORD<text:tab/>0</text:span></text:p>
      <text:p text:style-name="P14"><text:span text:style-name="T13">MASK1:<text:tab/>WORD<text:tab/>0xFF00 ;берём первый символ</text:span></text:p>
      <text:p text:style-name="P14"><text:span text:style-name="T13">MASK2: <text:tab/>WORD<text:tab/>0x00FF ;берём второй символ</text:span></text:p>
      <text:p text:style-name="P14"><text:soft-page-break/><text:span text:style-name="T13">VAL1:<text:tab/>WORD<text:tab/>0x0A00 ;переменная для проверки на стоп символ, если он первый в паре</text:span></text:p>
      <text:p text:style-name="P14"><text:span text:style-name="T13">VAL2:<text:tab/>WORD <text:tab/>0x000A ;переменная для проверки на стоп символ, если он второй в паре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8-23T13:29:07.530256401</dc:date>
    <meta:editing-duration>PT32M44S</meta:editing-duration>
    <meta:editing-cycles>10</meta:editing-cycles>
    <meta:document-statistic meta:table-count="0" meta:image-count="0" meta:object-count="0" meta:page-count="3" meta:paragraph-count="45" meta:word-count="203" meta:character-count="1281" meta:non-whitespace-character-count="1041"/>
  </office:meta>
</office:document-meta>
</file>